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1ec7ee"/>
    </style:style>
    <style:style style:name="P2" style:family="paragraph" style:parent-style-name="Standard">
      <style:text-properties officeooo:rsid="001ec7ee" officeooo:paragraph-rsid="001ec7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x No 2: </text:p>
      <text:p text:style-name="P1"/>
      <text:p text:style-name="P2">Aim:</text:p>
      <text:p text:style-name="P1">Create the python list, convert the list and tuple as NumPy array and print its elements. Slice the NumPy array in to 3 slices and print all; </text:p>
      <text:p text:style-name="Standard"/>
      <text:p text:style-name="P2">Program:</text:p>
      <text:p text:style-name="Standard">import numpy as np</text:p>
      <text:p text:style-name="Standard"/>
      <text:p text:style-name="Standard"># Creating a list and a tuple of student details</text:p>
      <text:p text:style-name="Standard">student_list = [24503818, "Rejish J", "CSE", "Deploma", 89.5]</text:p>
      <text:p text:style-name="Standard">student_tuple = (24503822, "Sajin", "CSE", "Deploma", 92.3)</text:p>
      <text:p text:style-name="Standard"/>
      <text:p text:style-name="Standard"># Converting list and tuple to NumPy arrays</text:p>
      <text:p text:style-name="Standard">array_from_list = np.array(student_list, dtype=object)</text:p>
      <text:p text:style-name="Standard">array_from_tuple = np.array(student_tuple, dtype=object)</text:p>
      <text:p text:style-name="Standard"/>
      <text:p text:style-name="Standard"># Printing elements</text:p>
      <text:p text:style-name="Standard">print("NumPy Array from List:")</text:p>
      <text:p text:style-name="Standard">print(array_from_list)</text:p>
      <text:p text:style-name="Standard"/>
      <text:p text:style-name="Standard">print("\nNumPy Array from Tuple:")</text:p>
      <text:p text:style-name="Standard">print(array_from_tuple)</text:p>
      <text:p text:style-name="Standard"/>
      <text:p text:style-name="Standard"># Slicing the NumPy array (from list)</text:p>
      <text:p text:style-name="Standard">print("\nSliced Arrays:")</text:p>
      <text:p text:style-name="Standard">slice1 = array_from_list[0:2] <text:s text:c="2"/># Roll &amp; Name</text:p>
      <text:p text:style-name="Standard">slice2 = array_from_list[2:4] <text:s text:c="2"/># Department &amp; Branch</text:p>
      <text:p text:style-name="Standard">slice3 = array_from_list[4:] <text:s text:c="3"/># Percentage</text:p>
      <text:p text:style-name="Standard"/>
      <text:p text:style-name="Standard">print("Slice 1:", slice1)</text:p>
      <text:p text:style-name="Standard">print("Slice 2:", slice2)</text:p>
      <text:p text:style-name="Standard">print("Slice 3:", slice3)</text:p>
      <text:p text:style-name="Standard"/>
      <text:p text:style-name="P2">OUTPUT:</text:p>
      <text:p text:style-name="P2">NumPy Array from List:</text:p>
      <text:p text:style-name="P2">[24503818 'Rejish J' 'CSE' 'Deploma' 89.5]</text:p>
      <text:p text:style-name="P2"/>
      <text:p text:style-name="P2">NumPy Array from Tuple:</text:p>
      <text:p text:style-name="P2">[24503822 'Sajin' 'CSE' 'Deploma' 92.3]</text:p>
      <text:p text:style-name="P2"/>
      <text:p text:style-name="P2">Sliced Arrays:</text:p>
      <text:p text:style-name="P2">Slice 1: [24503818 'Rejish J']</text:p>
      <text:p text:style-name="P2">Slice 2: ['CSE' 'Deploma']</text:p>
      <text:p text:style-name="P2">Slice 3: [89.5]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7T21:39:35.855097900</meta:creation-date>
    <dc:date>2025-12-07T21:47:38.007110400</dc:date>
    <meta:editing-duration>PT8M1S</meta:editing-duration>
    <meta:editing-cycles>2</meta:editing-cycles>
    <meta:generator>LibreOffice/25.8.2.2$Windows_X86_64 LibreOffice_project/d401f2107ccab8f924a8e2df40f573aab7605b6f</meta:generator>
    <meta:document-statistic meta:table-count="0" meta:image-count="0" meta:object-count="0" meta:page-count="1" meta:paragraph-count="33" meta:word-count="161" meta:character-count="1128" meta:non-whitespace-character-count="991"/>
  </office:meta>
</office:document-meta>
</file>